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0BAA31832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f222" officeooo:paragraph-rsid="0001f222"/>
    </style:style>
    <style:style style:name="P2" style:family="paragraph" style:parent-style-name="Standard">
      <style:text-properties style:font-name="Liberation Sans" officeooo:rsid="0001f222" officeooo:paragraph-rsid="0001f222"/>
    </style:style>
    <style:style style:name="P3" style:family="paragraph" style:parent-style-name="Standard">
      <style:text-properties style:font-name="Liberation Sans" fo:font-weight="bold" officeooo:rsid="0001f222" officeooo:paragraph-rsid="0001f22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571in" svg:y="0.0937in" svg:width="4.5201in" svg:height="1.4016in" draw:z-index="0"><draw:image xlink:href="Pictures/1000000000000258000000BAA3183212.jpg" xlink:type="simple" xlink:show="embed" xlink:actuate="onLoad"/></draw:frame>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Why Volunteer with Northbridge?</text:p>
      <text:p text:style-name="P2"/>
      <text:p text:style-name="P2">[Content TBD]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6:03:57.293420867</meta:creation-date>
    <dc:date>2015-02-16T16:11:28.936151281</dc:date>
    <meta:editing-duration>P0D</meta:editing-duration>
    <meta:editing-cycles>1</meta:editing-cycles>
    <meta:document-statistic meta:table-count="0" meta:image-count="1" meta:object-count="0" meta:page-count="1" meta:paragraph-count="2" meta:word-count="6" meta:character-count="44" meta:non-whitespace-character-count="40"/>
    <meta:generator>LibreOffice/4.2.7.2$Linux_X86_64 LibreOffice_project/420m0$Build-2</meta:generator>
  </office:meta>
</office:document-meta>
</file>